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32159" officeooo:paragraph-rsid="0013215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35c38" officeooo:paragraph-rsid="0013215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35c38" officeooo:paragraph-rsid="00135c3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67265" officeooo:paragraph-rsid="001b7bc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b7bc6" officeooo:paragraph-rsid="001b7bc6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b7bc6" officeooo:paragraph-rsid="001d09b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b7bc6" officeooo:paragraph-rsid="001ec30b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bbf7f" officeooo:paragraph-rsid="001bbf7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35c38" officeooo:paragraph-rsid="00135c38" fo:background-color="#dddddd" style:font-size-asian="14pt" style:font-size-complex="14pt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officeooo:rsid="00132159" officeooo:paragraph-rsid="00132159" fo:background-color="transparent" style:font-size-asian="14pt" style:font-size-complex="14pt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4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32159" officeooo:paragraph-rsid="001558b3" fo:background-color="transparent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19765" officeooo:paragraph-rsid="00219765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19765" officeooo:paragraph-rsid="002294fb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28db9" officeooo:paragraph-rsid="00228db9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294fb" officeooo:paragraph-rsid="002a6243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87c1a" officeooo:paragraph-rsid="0028e3f6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87c1a" officeooo:paragraph-rsid="002cf4ce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8e3f6" officeooo:paragraph-rsid="0028e3f6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8e3f6" officeooo:paragraph-rsid="002cf4ce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b7fcf" officeooo:paragraph-rsid="002b7fcf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b7fcf" officeooo:paragraph-rsid="002cf4ce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Ubuntu" fo:font-size="14pt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cf4ce" officeooo:paragraph-rsid="002cf4ce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d8f95" officeooo:paragraph-rsid="002d8f95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dfc24" officeooo:paragraph-rsid="002dfc24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ee552" officeooo:paragraph-rsid="002ee552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f4752" officeooo:paragraph-rsid="002f4752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309a0b" officeooo:paragraph-rsid="00309a0b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286b0" officeooo:paragraph-rsid="003286b0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2fab1" officeooo:paragraph-rsid="00331b75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31fc0" officeooo:paragraph-rsid="00346318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5f152" officeooo:paragraph-rsid="0036379d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6379d" officeooo:paragraph-rsid="00387d0e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87d0e" officeooo:paragraph-rsid="00387d0e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9c130" officeooo:paragraph-rsid="0039c130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a6802" officeooo:paragraph-rsid="003bad01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d131b" officeooo:paragraph-rsid="003d131b" style:font-size-asian="14pt" style:font-size-complex="14pt"/>
    </style:style>
    <style:style style:name="T1" style:family="text">
      <style:text-properties officeooo:rsid="00135c38"/>
    </style:style>
    <style:style style:name="T2" style:family="text">
      <style:text-properties officeooo:rsid="001554e2"/>
    </style:style>
    <style:style style:name="T3" style:family="text">
      <style:text-properties fo:color="#000000" loext:opacity="100%" style:font-name="Ubuntu" officeooo:rsid="00135c38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03d1" style:font-weight-asian="bold" style:font-weight-complex="bold"/>
    </style:style>
    <style:style style:name="T6" style:family="text">
      <style:text-properties officeooo:rsid="00181aaa"/>
    </style:style>
    <style:style style:name="T7" style:family="text">
      <style:text-properties officeooo:rsid="001912ca"/>
    </style:style>
    <style:style style:name="T8" style:family="text">
      <style:text-properties officeooo:rsid="0019a3b6"/>
    </style:style>
    <style:style style:name="T9" style:family="text">
      <style:text-properties officeooo:rsid="001b7bc6"/>
    </style:style>
    <style:style style:name="T10" style:family="text">
      <style:text-properties officeooo:rsid="001bbf7f"/>
    </style:style>
    <style:style style:name="T11" style:family="text">
      <style:text-properties officeooo:rsid="001d09b9"/>
    </style:style>
    <style:style style:name="T12" style:family="text">
      <style:text-properties officeooo:rsid="001ec30b"/>
    </style:style>
    <style:style style:name="T13" style:family="text">
      <style:text-properties officeooo:rsid="00219765"/>
    </style:style>
    <style:style style:name="T14" style:family="text">
      <style:text-properties officeooo:rsid="00228db9"/>
    </style:style>
    <style:style style:name="T15" style:family="text">
      <style:text-properties officeooo:rsid="002294fb"/>
    </style:style>
    <style:style style:name="T16" style:family="text">
      <style:text-properties officeooo:rsid="002480c5"/>
    </style:style>
    <style:style style:name="T17" style:family="text">
      <style:text-properties officeooo:rsid="002603d1"/>
    </style:style>
    <style:style style:name="T18" style:family="text">
      <style:text-properties officeooo:rsid="0026c357"/>
    </style:style>
    <style:style style:name="T19" style:family="text">
      <style:text-properties officeooo:rsid="00287c1a"/>
    </style:style>
    <style:style style:name="T20" style:family="text">
      <style:text-properties officeooo:rsid="0028e3f6"/>
    </style:style>
    <style:style style:name="T21" style:family="text">
      <style:text-properties officeooo:rsid="002a6243"/>
    </style:style>
    <style:style style:name="T22" style:family="text">
      <style:text-properties officeooo:rsid="002b7fcf"/>
    </style:style>
    <style:style style:name="T23" style:family="text">
      <style:text-properties officeooo:rsid="002cf4ce"/>
    </style:style>
    <style:style style:name="T24" style:family="text">
      <style:text-properties officeooo:rsid="002d8f95"/>
    </style:style>
    <style:style style:name="T25" style:family="text">
      <style:text-properties officeooo:rsid="002dfc24"/>
    </style:style>
    <style:style style:name="T26" style:family="text">
      <style:text-properties officeooo:rsid="002ee552"/>
    </style:style>
    <style:style style:name="T27" style:family="text">
      <style:text-properties officeooo:rsid="002f4752"/>
    </style:style>
    <style:style style:name="T28" style:family="text">
      <style:text-properties officeooo:rsid="00309a0b"/>
    </style:style>
    <style:style style:name="T29" style:family="text">
      <style:text-properties officeooo:rsid="003286b0"/>
    </style:style>
    <style:style style:name="T30" style:family="text">
      <style:text-properties officeooo:rsid="0032fab1"/>
    </style:style>
    <style:style style:name="T31" style:family="text">
      <style:text-properties officeooo:rsid="00331b75"/>
    </style:style>
    <style:style style:name="T32" style:family="text">
      <style:text-properties officeooo:rsid="00331fc0"/>
    </style:style>
    <style:style style:name="T33" style:family="text">
      <style:text-properties officeooo:rsid="00333865"/>
    </style:style>
    <style:style style:name="T34" style:family="text">
      <style:text-properties officeooo:rsid="00346318"/>
    </style:style>
    <style:style style:name="T35" style:family="text">
      <style:text-properties officeooo:rsid="0035f152"/>
    </style:style>
    <style:style style:name="T36" style:family="text">
      <style:text-properties officeooo:rsid="0036379d"/>
    </style:style>
    <style:style style:name="T37" style:family="text">
      <style:text-properties officeooo:rsid="00378435"/>
    </style:style>
    <style:style style:name="T38" style:family="text">
      <style:text-properties officeooo:rsid="00387d0e"/>
    </style:style>
    <style:style style:name="T39" style:family="text">
      <style:text-properties officeooo:rsid="0038baeb"/>
    </style:style>
    <style:style style:name="T40" style:family="text">
      <style:text-properties officeooo:rsid="0039c130"/>
    </style:style>
    <style:style style:name="T41" style:family="text">
      <style:text-properties officeooo:rsid="003a6802"/>
    </style:style>
    <style:style style:name="T42" style:family="text">
      <style:text-properties officeooo:rsid="003bad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WAI-ARIA 02</text:h>
      <text:p text:style-name="P15">A adição de semântica ARIA apenas expõe informações extras para a API de acessibilidade de um navegador e não afeta o DOM de uma página.</text:p>
      <text:p text:style-name="P2"/>
      <text:p text:style-name="P2"><text:span text:style-name="T1">Os atributos </text:span>WAI-ARIA <text:span text:style-name="T1">são divididos</text:span> <text:span text:style-name="T1">em </text:span>3 tipos<text:span text:style-name="T1">: Roles (Funções/Papéis), </text:span><text:span text:style-name="T3">Properties (Propriedades) e States (Estados).</text:span></text:p>
      <text:p text:style-name="P11"/>
      <text:p text:style-name="P4">A única coisa que será alterada nos atributos do tipo role é o valor recebido:</text:p>
      <text:p text:style-name="P10">role=”valorRecebido” </text:p>
      <text:p text:style-name="P10"/>
      <text:p text:style-name="P4">Os atributos do tipo <text:span text:style-name="T2">propriedade</text:span> e <text:span text:style-name="T2">estado</text:span> sempre irão começar com “aria-”: </text:p>
      <text:p text:style-name="P10">aria-<text:span text:style-name="T2">valor</text:span>=”valorRecebido” </text:p>
      <text:p text:style-name="P3"/>
      <text:h text:style-name="P13" text:outline-level="2">Roles (Funções)</text:h>
      <text:p text:style-name="P5"><text:span text:style-name="T4">role=”alert” -</text:span> <text:span text:style-name="T8">E</text:span><text:span text:style-name="T6">nvia um evento de alerta acessivel para tecnologias assistivas que notifica o usuario. </text:span><text:span text:style-name="T7">É usad</text:span><text:span text:style-name="T9">o</text:span><text:span text:style-name="T7"> para comunicar uma mensagem importante e urgente </text:span><text:span text:style-name="T8">sobre </text:span><text:span text:style-name="T7">conteudos exibidos dinamicamente: </text:span><text:span text:style-name="T9">V</text:span><text:span text:style-name="T8">alor invalido inserido em </text:span><text:span text:style-name="T9">uma entrada de</text:span><text:span text:style-name="T8"> formulario, sessão de login prestes a expirar, conexão perdida com o servidor etc.</text:span></text:p>
      <text:p text:style-name="P6"/>
      <text:p text:style-name="P7"><text:span text:style-name="T4">role=”alertdialog” -</text:span> <text:span text:style-name="T10">Envia um evento de alerta acessivel para tecnologias assistivas </text:span><text:span text:style-name="T11">que notifica o usuario. </text:span><text:span text:style-name="T13">É</text:span><text:span text:style-name="T10"> usada para notificar o usuario sobre informações urgentes que exigem atenção imediata e uma resposta do usuario, como mensagens de erro que requerem confirmação ou outros prompts de confirmação de ação. </text:span><text:span text:style-name="T12">Tambem ajuda a identificar o conteudo de alerta como sendo agrupado e separado do restante da pagina.</text:span></text:p>
      <text:p text:style-name="P8"/>
      <text:p text:style-name="P9"/>
      <text:p text:style-name="P17"><text:soft-page-break/><text:span text:style-name="T4">role=”application” -</text:span> <text:span text:style-name="T14">Ess</text:span><text:span text:style-name="T15">a</text:span><text:span text:style-name="T14"> role é considerad</text:span><text:span text:style-name="T15">a</text:span><text:span text:style-name="T14"> uma função da estrutura do documento, que indica para as tecnologias assistivas que o elemento e seus filhos não estão em conformidade com nenhum outro elemento HTML </text:span><text:span text:style-name="T15">e </text:span><text:span text:style-name="T14">devem ser tratados de forma semelhante a um aplicativo de desktop. </text:span><text:span text:style-name="T15">Qualquer tipo de interpretação de estruturas HTML </text:span><text:span text:style-name="T16">(inclusive </text:span><text:span text:style-name="T15"><text:s/>tecnologias assistivas </text:span><text:span text:style-name="T16">voltada para o conteudo web)</text:span><text:span text:style-name="T15"> deve ser suspenso </text:span><text:span text:style-name="T14">e o controle deve ser totalmente entregue ao navegador e ao aplicativo web para lidar com a interação do mouse, teclado ou toque. </text:span>Essa role só deve ser usada para definir aplicativos web muito dinâmicos e semelhantes a desktop.</text:p>
      <text:p text:style-name="P16"/>
      <text:p text:style-name="P19"><text:span text:style-name="T5">role=”article” -</text:span><text:span text:style-name="T18"> </text:span><text:span text:style-name="T19">R</text:span><text:span text:style-name="T18">epresenta um &lt;article&gt; elemento, ou seja, </text:span><text:span text:style-name="T21">Informa </text:span><text:span text:style-name="T23">para a tecnologia assistiva</text:span><text:span text:style-name="T21"> que o elemento é um article. É</text:span><text:span text:style-name="T18"> uma função da estrutura do documento</text:span><text:span text:style-name="T17"> </text:span><text:span text:style-name="T18">que denota uma seção </text:span><text:span text:style-name="T19">que se fosse independente poderia ser visto como um documento, pagina ou site completo, como uma sessão de comentarios, postagens em fóruns, artigos de jornais etc.</text:span></text:p>
      <text:p text:style-name="P18"/>
      <text:p text:style-name="P21"><text:span text:style-name="T4">role=”banner” -</text:span> Representa um &lt;header&gt; elemento, <text:span text:style-name="T20">ou seja, </text:span><text:span text:style-name="T21">Informa </text:span><text:span text:style-name="T23">para a tecnologia assistiva</text:span><text:span text:style-name="T21"> que o elemento é um header. D</text:span><text:span text:style-name="T20">efine um cabeçalho de site global, que inclui um logotipo, nome da empresa, recurso de pesquisa e possivelmente a navegação global ou slogan. Vai definir um marco de banner para tecnologias assistivas.</text:span></text:p>
      <text:p text:style-name="P20"/>
      <text:p text:style-name="P23"><text:span text:style-name="T4">role=”button” -</text:span> <text:span text:style-name="T21">Representa um &lt;button&gt; elemento, ou seja, Informa </text:span><text:span text:style-name="T23">para a tecnologia assistiva</text:span><text:span text:style-name="T21"> que o elemento é um botão. Vai funcionar em elementos clicaveis que acionam uma resposta quando ativados pelo usuario, </text:span><text:span text:style-name="T22">porêm não irá fornecer nenhuma funcionalidade de botão.</text:span></text:p>
      <text:p text:style-name="P22"/>
      <text:p text:style-name="P24"><text:span text:style-name="T4">role=”cell” -</text:span> Identifica um elemento como sendo uma célula de um container tabular que não contém informações de cabeçalho de coluna ou linha. Para ser suportada, a célula deve esta<text:span text:style-name="T42">r</text:span> aninhada em um role row.</text:p>
      <text:p text:style-name="P25"><text:soft-page-break/><text:span text:style-name="T4">role=”checkbox” -</text:span> <text:span text:style-name="T23">Representa um &lt;input type=”checkbox”&gt; elemento, ou seja, informa para a tecnologia assistiva que o elemento é do tipo checkbox. Funciona para controles interativos verificaveis, permitindo expor três estados: true, false ou mixed.</text:span></text:p>
      <text:p text:style-name="P25"/>
      <text:p text:style-name="P28"><text:span text:style-name="T4">role=”columnheader” -</text:span> <text:span text:style-name="T24">Identifica um elemento como sendo uma célula em uma linha que contém informações de cabeçalho para uma coluna. Para ser suportada, deve estar aninhada em um role row.</text:span></text:p>
      <text:p text:style-name="P28"/>
      <text:p text:style-name="P29"><text:span text:style-name="T4">role=”combobox” -</text:span> <text:span text:style-name="T25">Identifica um elemento como um listbox, que pode aparecer dinamicamente para ajudar a definir um valor, ou seja, fornece valores possíveis para um campo de entrada.</text:span></text:p>
      <text:p text:style-name="P29"/>
      <text:p text:style-name="P30"><text:span text:style-name="T4">role=”command” -</text:span> É uma função abstrata que executa uma ação, mas não recebe dados de entrada. É uma superclasse para funções de widget button, link e menuitem.</text:p>
      <text:p text:style-name="P30"/>
      <text:p text:style-name="P30"><text:span text:style-name="T4">role=”comment” -</text:span> <text:span text:style-name="T26">É uma função de referência que denota semânticamente <text:s/>um comentário/reação a algum conteúdo na página ou a um comentário anterior.</text:span></text:p>
      <text:p text:style-name="P30"/>
      <text:p text:style-name="P31"><text:span text:style-name="T4">role=”complementary” -</text:span> Representa um &lt;aside&gt; elemento, ou seja, <text:span text:style-name="T23">informa para a tecnologia assistiva que o elemento é </text:span>um aside<text:span text:style-name="T23">. </text:span><text:span text:style-name="T27">É usada para designar uma seção de suporte que se relaciona com o conteúdo principal, mas pode ser independente quando separada.</text:span></text:p>
      <text:p text:style-name="P31"/>
      <text:p text:style-name="P32"><text:span text:style-name="T4">role=”composite” -</text:span> <text:span text:style-name="T28">É uma função abstrata que indica um widget que pode conter descendentes navegaveis ou filhos de propriedade.</text:span></text:p>
      <text:p text:style-name="P32"/>
      <text:p text:style-name="P33"><text:soft-page-break/><text:span text:style-name="T4">role=”contentinfo” –</text:span> <text:span text:style-name="T29">Representa um &lt;footer&gt; elemento, ou seja, informa para a tecnologia assistiva que o elemento é um footer. Vai definir um rodapé contendo informações de identificação, como direitos autorais, links de navegação e declarações de privacidade, encontradas em todos os documentos de um site.</text:span></text:p>
      <text:p text:style-name="P33"/>
      <text:p text:style-name="P34"><text:span text:style-name="T4">role=”definition” –</text:span> Indica que o elemento é uma definição de um termo ou conceito, semelhante ao &lt;dfn&gt; elemento nativo.</text:p>
      <text:p text:style-name="P20"/>
      <text:p text:style-name="P34"><text:span text:style-name="T4">role=”dialog” –</text:span> <text:span text:style-name="T30">É usada para marcar uma caixa de diálogo ou janela de aplicativo baseada em HTML que separa o conteudo ou a interface do usuário do restante do aplicativo ou página web. Vai a</text:span>juda<text:span text:style-name="T30">r</text:span> a tecnologia assistiva a identificar o conteudo do diálogo como sendo agrupado e separado do restante do conteudo da página.</text:p>
      <text:p text:style-name="P1"/>
      <text:p text:style-name="P35"><text:span text:style-name="T4">role=”document” –</text:span> <text:span text:style-name="T31">É para </text:span><text:span text:style-name="T32">conteudo focalizavel ou aplicativos onde as tecnologias <text:s/>assistivas podem alternar o contexto de leitura de volta para um modo de leitura. Vai d</text:span><text:span text:style-name="T31">iz</text:span><text:span text:style-name="T32">er</text:span><text:span text:style-name="T31"> para as tecnologias assistivas usar o modo de documento para ler o conteudo contido no elemento.</text:span></text:p>
      <text:p text:style-name="P35"/>
      <text:p text:style-name="P36"><text:span text:style-name="T4">role=”feed” –</text:span> <text:span text:style-name="T34">Indica que o elemento é do tipo list, ou seja, um container que possui conteudo suficiente para permitir a rolagem. </text:span><text:span text:style-name="T33">Permite que as tecnologias assistivas usem o cursor de leitura do modo de navegação para ler e percorrer um fluxo de conteudo que pode continuar rolando infinitamente carregando mais conteudo à medida que o usuario lê. </text:span><text:span text:style-name="T34">Como feed de noticias, fotos, mensagens ou uma lista de produtos </text:span><text:span text:style-name="T35">etc.</text:span></text:p>
      <text:p text:style-name="P1"/>
      <text:p text:style-name="P37"><text:span text:style-name="T4">role=”figure” –</text:span> <text:span text:style-name="T36">Representa um &lt;figure&gt; elemento, ou seja, </text:span><text:span text:style-name="T29">informa para a tecnologia assistiva que o elemento é um </text:span><text:span text:style-name="T36">figure. Identifica um elemento que contém imagens, gifs, documento grafico etc.</text:span></text:p>
      <text:p text:style-name="P38"><text:soft-page-break/><text:span text:style-name="T4">role=”form” -</text:span> <text:s/>Representa um &lt;<text:span text:style-name="T37">form</text:span>&gt; elemento, ou seja, <text:span text:style-name="T29">informa para a tecnologia assistiva que o elemento é um </text:span><text:span text:style-name="T37">form. </text:span><text:span text:style-name="T38">É usado para identificar um grupo de elementos em uma página que fornece funcionalidade equivalente a um formulario HTML.</text:span></text:p>
      <text:p text:style-name="P38"/>
      <text:p text:style-name="P39"><text:span text:style-name="T4">role=”generic” –</text:span> <text:span text:style-name="T39">Indica que o elemento não possui semântica, </text:span><text:span text:style-name="T40">semelhante aos elementos &lt;div&gt; e &lt;span&gt;.</text:span></text:p>
      <text:p text:style-name="P39"/>
      <text:p text:style-name="P40"><text:span text:style-name="T4">role=”grid” –</text:span> Indica que um elemento contém uma coleção de uma ou mais celulas e linhas, onde algumas ou todas as celulas podem ser focalizadas usando métodos de navegação bidimensional, como teclas de seta direcional. Basicamente identifica uma grade <text:span text:style-name="T41">ou tabela.</text:span></text:p>
      <text:p text:style-name="P40"/>
      <text:p text:style-name="P41"><text:span text:style-name="T4">role=”gridcell” –</text:span> <text:span text:style-name="T42">Define o elemento como uma célula em uma grade ou tabela, imitando a funcionalidade do &lt;td&gt; elemento para agrupamento de informações em estilo de tabela. </text:span><text:span text:style-name="T22">Para ser suportad</text:span><text:span text:style-name="T42">o, o elemento</text:span><text:span text:style-name="T22"> deve esta</text:span><text:span text:style-name="T42">r</text:span><text:span text:style-name="T22"> aninhada em um role row.</text:span></text:p>
      <text:p text:style-name="P41"/>
      <text:p text:style-name="P42"><text:span text:style-name="T4">role=”group” -</text:span> </text:p>
      <text:p text:style-name="P37"/>
      <text:p text:style-name="P37"/>
      <text:p text:style-name="P37"/>
      <text:p text:style-name="P37"/>
      <text:p text:style-name="P37"/>
      <text:p text:style-name="P1"/>
      <text:p text:style-name="P1"/>
      <text:h text:style-name="P13" text:outline-level="2">Propriedade<text:span text:style-name="T2">s</text:span> e Estado<text:span text:style-name="T2">s</text:span></text:h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P13" text:outline-level="2">Link</text:h>
      <text:p text:style-name="P27"><text:a xlink:type="simple" xlink:href="https://developer.mozilla.org/en-US/docs/Web/Accessibility/ARIA/Roles" text:style-name="Internet_20_link" text:visited-style-name="Visited_20_Internet_20_Link">https://developer.mozilla.org/en-US/docs/Web/Accessibility/ARIA/Roles</text:a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9:16:09.906776110</meta:creation-date>
    <dc:date>2023-06-29T16:22:07.832316975</dc:date>
    <meta:editing-duration>PT8H43M50S</meta:editing-duration>
    <meta:editing-cycles>23</meta:editing-cycles>
    <meta:generator>LibreOffice/7.0.4.2$Linux_X86_64 LibreOffice_project/00$Build-2</meta:generator>
    <meta:document-statistic meta:table-count="0" meta:image-count="0" meta:object-count="0" meta:page-count="6" meta:paragraph-count="36" meta:word-count="1061" meta:character-count="6889" meta:non-whitespace-character-count="5847"/>
  </office:meta>
</office:document-meta>
</file>